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yui_3_16_0_ym19_1_1472618152557_9909"/><text:line-break/></text:p>
      <text:section text:style-name="Sect1" text:name="yiv9107306457yui_3_16_0_ym19_1_1471852041106_3888">
        <text:p text:style-name="Standard"/>
      </text:section>
      <text:section text:style-name="Sect1" text:name="yiv9107306457yui_3_16_0_ym19_1_1471852041106_3735">
        <text:p text:style-name="Standard"><text:bookmark text:name="yiv9107306457yui_3_16_0_ym19_1_1471852041106_3925"/><text:span text:style-name="T1">SMS to referrer upon registration</text:span><text:bookmark text:name="yiv9107306457yui_3_16_0_ym19_1_1471852041106_3877"/><text:line-break/><text:bookmark text:name="yiv9107306457yui_3_16_0_ym19_1_1471852041106_3878"/><text:line-break/>Hello #VAR1#, Welcome to #VAR2# referral program. Login to your account at #VAR3# to refer your friends.<text:bookmark text:name="yiv9107306457yui_3_16_0_ym19_1_1471852041106_3879"/><text:line-break/><text:bookmark text:name="yiv9107306457yui_3_16_0_ym19_1_1471852041106_3880"/><text:line-break/><text:bookmark text:name="yiv9107306457yui_3_16_0_ym19_1_1471852041106_3926"/><text:span text:style-name="T1">SMS to referrer upon reference submission</text:span><text:bookmark text:name="yiv9107306457yui_3_16_0_ym19_1_1471852041106_3881"/><text:line-break/><text:bookmark text:name="yiv9107306457yui_3_16_0_ym19_1_1471852041106_3882"/><text:line-break/>Hello  #VAR1#, Thank you for referring your friends to #VAR2#. Check the status and track your earnings at #VAR3#.<text:bookmark text:name="yiv9107306457yui_3_16_0_ym19_1_1471852041106_3883"/><text:line-break/><text:bookmark text:name="yiv9107306457yui_3_16_0_ym19_1_1471852041106_3884"/><text:line-break/><text:bookmark text:name="yui_3_16_0_ym19_1_1472618152557_9916"/><text:span text:style-name="T1">SMS to the referred person.</text:span><text:bookmark text:name="yiv9107306457yui_3_16_0_ym19_1_1471852041106_3885"/><text:bookmark text:name="yiv9107306457yui_3_16_0_ym19_1_1471852041106_3886"/></text:p>
        <text:section text:style-name="Sect2" text:name="yiv9107306457yui_3_16_0_ym19_1_1471852041106_3951">
          <text:p text:style-name="Standard">Hello, #VAR1# has invited you to join #VAR2#. Visit #VAR3# for more details.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3:03:47.525994679</meta:creation-date>
    <dc:date>2016-08-31T13:04:39.500655446</dc:date>
    <meta:editing-duration>PT52S</meta:editing-duration>
    <meta:editing-cycles>1</meta:editing-cycles>
    <meta:document-statistic meta:table-count="0" meta:image-count="0" meta:object-count="0" meta:page-count="1" meta:paragraph-count="3" meta:word-count="65" meta:character-count="404" meta:non-whitespace-character-count="335"/>
    <meta:generator>LibreOffice/5.0.6.2$Linux_X86_64 LibreOffice_project/00m0$Build-2</meta:generator>
  </office:meta>
</office:document-meta>
</file>